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6875f"/>
    </style:style>
    <style:style style:name="P2" style:family="paragraph" style:parent-style-name="Standard">
      <style:paragraph-properties fo:margin-left="1.852cm" fo:margin-right="0cm" fo:text-indent="0.741cm" style:auto-text-indent="false"/>
      <style:text-properties officeooo:paragraph-rsid="0016875f"/>
    </style:style>
    <style:style style:name="P3" style:family="paragraph" style:parent-style-name="Standard">
      <style:paragraph-properties fo:margin-left="2.963cm" fo:margin-right="0cm" fo:text-indent="0cm" style:auto-text-indent="false"/>
      <style:text-properties officeooo:paragraph-rsid="0016875f"/>
    </style:style>
    <style:style style:name="P4" style:family="paragraph" style:parent-style-name="Standard">
      <style:paragraph-properties fo:margin-left="2.115cm" fo:margin-right="0cm" fo:text-indent="0.741cm" style:auto-text-indent="false"/>
      <style:text-properties officeooo:paragraph-rsid="0016875f"/>
    </style:style>
    <style:style style:name="P5" style:family="paragraph" style:parent-style-name="Standard">
      <style:paragraph-properties fo:margin-left="0.635cm" fo:margin-right="0cm" fo:text-indent="0.741cm" style:auto-text-indent="false"/>
      <style:text-properties officeooo:paragraph-rsid="0016875f"/>
    </style:style>
    <style:style style:name="P6" style:family="paragraph" style:parent-style-name="Standard">
      <style:paragraph-properties fo:margin-left="2.223cm" fo:margin-right="0cm" fo:text-indent="0cm" style:auto-text-indent="false"/>
      <style:text-properties officeooo:paragraph-rsid="0016875f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officeooo:paragraph-rsid="0016875f"/>
    </style:style>
    <style:style style:name="P8" style:family="paragraph" style:parent-style-name="Heading_20_1">
      <style:text-properties officeooo:paragraph-rsid="0016875f"/>
    </style:style>
    <style:style style:name="P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10" style:family="paragraph" style:parent-style-name="Preformatted_20_Text">
      <style:text-properties fo:color="#800a01" style:font-name="DejaVu Sans Mono" fo:font-size="15pt" fo:font-style="italic" officeooo:paragraph-rsid="0016875f"/>
    </style:style>
    <style:style style:name="P1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1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1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1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1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/>
    </style:style>
    <style:style style:name="P1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8080" style:font-name="DejaVu Sans Mono" fo:font-size="15pt" fo:font-weight="bold"/>
    </style:style>
    <style:style style:name="P1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8080"/>
    </style:style>
    <style:style style:name="P18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19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20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800400" style:font-name="DejaVu Sans Mono" fo:font-size="15pt" fo:font-style="italic"/>
    </style:style>
    <style:style style:name="P21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800a01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6875f"/>
    </style:style>
    <style:style style:name="P23" style:family="paragraph" style:parent-style-name="Heading_20_3">
      <style:text-properties officeooo:paragraph-rsid="0016875f"/>
    </style:style>
    <style:style style:name="P24" style:family="paragraph" style:parent-style-name="List_20_Paragraph" style:list-style-name="WWNum9">
      <style:text-properties officeooo:paragraph-rsid="0016875f"/>
    </style:style>
    <style:style style:name="P25" style:family="paragraph" style:parent-style-name="List_20_Paragraph" style:list-style-name="WWNum10">
      <style:text-properties officeooo:paragraph-rsid="0016875f"/>
    </style:style>
    <style:style style:name="P26" style:family="paragraph" style:parent-style-name="List_20_Paragraph" style:list-style-name="WWNum11">
      <style:text-properties officeooo:paragraph-rsid="0016875f"/>
    </style:style>
    <style:style style:name="P27" style:family="paragraph" style:parent-style-name="List_20_Paragraph" style:list-style-name="WWNum12">
      <style:text-properties officeooo:paragraph-rsid="0016875f"/>
    </style:style>
    <style:style style:name="P28" style:family="paragraph" style:parent-style-name="List_20_Paragraph" style:list-style-name="WWNum13">
      <style:text-properties officeooo:paragraph-rsid="0016875f"/>
    </style:style>
    <style:style style:name="P29" style:family="paragraph" style:parent-style-name="List_20_Paragraph" style:list-style-name="WWNum14">
      <style:text-properties officeooo:paragraph-rsid="0016875f"/>
    </style:style>
    <style:style style:name="P30" style:family="paragraph" style:parent-style-name="List_20_Paragraph" style:list-style-name="WWNum15">
      <style:text-properties officeooo:paragraph-rsid="0016875f"/>
    </style:style>
    <style:style style:name="P31" style:family="paragraph" style:parent-style-name="List_20_Paragraph" style:list-style-name="WWNum16">
      <style:text-properties officeooo:paragraph-rsid="0016875f"/>
    </style:style>
    <style:style style:name="P32" style:family="paragraph" style:parent-style-name="List_20_Paragraph">
      <style:paragraph-properties fo:margin-left="1.376cm" fo:margin-right="0cm" fo:text-indent="0cm" style:auto-text-indent="false"/>
      <style:text-properties officeooo:paragraph-rsid="0016875f"/>
    </style:style>
    <style:style style:name="P33" style:family="paragraph" style:parent-style-name="List_20_Paragraph">
      <style:paragraph-properties fo:margin-left="2.856cm" fo:margin-right="0cm" fo:text-indent="0.741cm" style:auto-text-indent="false"/>
      <style:text-properties officeooo:paragraph-rsid="0016875f"/>
    </style:style>
    <style:style style:name="P34" style:family="paragraph" style:parent-style-name="List_20_Paragraph">
      <style:paragraph-properties fo:margin-left="0.633cm" fo:margin-right="0cm" fo:text-indent="0.741cm" style:auto-text-indent="false"/>
      <style:text-properties officeooo:paragraph-rsid="0016875f"/>
    </style:style>
    <style:style style:name="P35" style:family="paragraph" style:parent-style-name="List_20_Paragraph">
      <style:paragraph-properties fo:margin-left="0.633cm" fo:margin-right="0cm" fo:text-indent="0cm" style:auto-text-indent="false"/>
      <style:text-properties officeooo:paragraph-rsid="0016875f"/>
    </style:style>
    <style:style style:name="P36" style:family="paragraph" style:parent-style-name="List_20_Paragraph">
      <style:paragraph-properties fo:margin-left="1.744cm" fo:margin-right="0cm" fo:text-indent="0cm" style:auto-text-indent="false"/>
      <style:text-properties officeooo:paragraph-rsid="0016875f"/>
    </style:style>
    <style:style style:name="P37" style:family="paragraph" style:parent-style-name="List_20_Paragraph">
      <style:paragraph-properties fo:margin-left="1.744cm" fo:margin-right="0cm" fo:text-indent="0.741cm" style:auto-text-indent="false"/>
      <style:text-properties officeooo:paragraph-rsid="0016875f"/>
    </style:style>
    <style:style style:name="P38" style:family="paragraph" style:parent-style-name="List_20_Paragraph">
      <style:paragraph-properties fo:margin-left="1.901cm" fo:margin-right="0cm" fo:text-indent="0.584cm" style:auto-text-indent="false"/>
      <style:text-properties officeooo:paragraph-rsid="0016875f"/>
    </style:style>
    <style:style style:name="P39" style:family="paragraph" style:parent-style-name="List_20_Paragraph">
      <style:paragraph-properties fo:margin-left="2.011cm" fo:margin-right="0cm" fo:text-indent="0cm" style:auto-text-indent="false"/>
      <style:text-properties officeooo:paragraph-rsid="0016875f"/>
    </style:style>
    <style:style style:name="P40" style:family="paragraph" style:parent-style-name="List_20_Paragraph">
      <style:paragraph-properties fo:margin-left="1.376cm" fo:margin-right="0cm" fo:text-indent="0.741cm" style:auto-text-indent="false"/>
      <style:text-properties officeooo:paragraph-rsid="0016875f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officeooo:paragraph-rsid="0016875f"/>
    </style:style>
    <style:style style:name="P42" style:family="paragraph" style:parent-style-name="Heading_20_2">
      <style:text-properties officeooo:paragraph-rsid="0016875f"/>
    </style:style>
    <style:style style:name="T1" style:family="text">
      <style:text-properties fo:color="#333333" style:font-name="Arial" fo:background-color="#ffffff" loext:char-shading-value="0" style:font-name-complex="Arial1" style:font-size-complex="10.5pt"/>
    </style:style>
    <style:style style:name="T2" style:family="text">
      <style:text-properties fo:color="#000000" style:font-name="Verdana" fo:background-color="#ffffff" loext:char-shading-value="0"/>
    </style:style>
    <style:style style:name="T3" style:family="text">
      <style:text-properties style:font-name="DejaVu Sans Mono" fo:font-size="15pt"/>
    </style:style>
    <style:style style:name="T4" style:family="text">
      <style:text-properties style:font-name="DejaVu Sans Mono" fo:font-size="15pt" fo:font-style="italic"/>
    </style:style>
    <style:style style:name="T5" style:family="text">
      <style:text-properties style:font-name="DejaVu Sans Mono" fo:font-size="15pt" fo:font-weight="bold"/>
    </style:style>
    <style:style style:name="T6" style:family="text">
      <style:text-properties style:font-name-asian="AR PL UKai HK" style:font-size-asian="15pt" style:font-style-asian="italic"/>
    </style:style>
    <style:style style:name="T7" style:family="text">
      <style:text-properties fo:color="#800a01"/>
    </style:style>
    <style:style style:name="T8" style:family="text">
      <style:text-properties fo:color="#800a01" style:font-name-asian="AR PL UKai HK" style:font-size-asian="15pt" style:font-style-asian="italic"/>
    </style:style>
    <style:style style:name="T9" style:family="text">
      <style:text-properties fo:color="#800a01" style:font-name-asian="DejaVu Sans Mono" style:font-size-asian="15pt"/>
    </style:style>
    <style:style style:name="T10" style:family="text">
      <style:text-properties fo:color="#800a01" style:font-name="DejaVu Sans Mono" fo:font-size="15pt" fo:font-style="italic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size="15pt"/>
    </style:style>
    <style:style style:name="T14" style:family="text">
      <style:text-properties fo:color="#000080" style:font-name="DejaVu Sans Mono" fo:font-size="15pt" fo:font-weight="bold"/>
    </style:style>
    <style:style style:name="T15" style:family="text">
      <style:text-properties fo:color="#b200b2"/>
    </style:style>
    <style:style style:name="T16" style:family="text">
      <style:text-properties fo:color="#b200b2" style:font-name="DejaVu Sans Mono" fo:font-size="15pt"/>
    </style:style>
    <style:style style:name="T17" style:family="text">
      <style:text-properties fo:color="#94558d" style:font-name="DejaVu Sans Mono" fo:font-size="15pt"/>
    </style:style>
    <style:style style:name="T18" style:family="text">
      <style:text-properties fo:color="#0000ff"/>
    </style:style>
    <style:style style:name="T19" style:family="text">
      <style:text-properties fo:color="#0000ff" style:font-name="DejaVu Sans Mono" fo:font-size="15pt"/>
    </style:style>
    <style:style style:name="T20" style:family="text">
      <style:text-properties fo:color="#800400"/>
    </style:style>
    <style:style style:name="T21" style:family="text">
      <style:text-properties fo:color="#800400" style:font-name="DejaVu Sans Mono" fo:font-size="15pt" fo:font-style="italic"/>
    </style:style>
    <style:style style:name="T22" style:family="text">
      <style:text-properties fo:color="#800400" style:font-name-asian="AR PL UKai HK" style:font-size-asian="15pt" style:font-style-asian="italic"/>
    </style:style>
    <style:style style:name="T23" style:family="text">
      <style:text-properties fo:color="#008080" fo:font-weight="bold"/>
    </style:style>
    <style:style style:name="T24" style:family="text">
      <style:text-properties fo:color="#008080" style:font-name="DejaVu Sans Mono" fo:font-size="15pt" fo:font-weight="bold"/>
    </style:style>
    <style:style style:name="T25" style:family="text">
      <style:text-properties fo:color="#008080" style:font-name-asian="AR PL UKai TW" style:font-size-asian="15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"""</text:p>
      <text:p text:style-name="P13"><text:span text:style-name="T7"><text:s text:c="4"/></text:span><text:span text:style-name="T8">复习</text:span></text:p>
      <text:p text:style-name="P11"><text:s text:c="4"/><text:span text:style-name="T6">异常处理</text:span></text:p>
      <text:p text:style-name="P13"><text:span text:style-name="T7"><text:s text:c="8"/></text:span><text:span text:style-name="T8">异常</text:span><text:span text:style-name="T10">:</text:span><text:span text:style-name="T8">程序不在继续向后执行</text:span><text:span text:style-name="T10">,</text:span><text:span text:style-name="T8">而是返回给调用者</text:span><text:span text:style-name="T10">.</text:span></text:p>
      <text:p text:style-name="P13"><text:span text:style-name="T7"><text:s text:c="8"/></text:span><text:span text:style-name="T8">处理</text:span><text:span text:style-name="T10">:</text:span><text:span text:style-name="T8">让异常状态改变正常流程</text:span><text:span text:style-name="T10">(</text:span><text:span text:style-name="T8">向后执行</text:span><text:span text:style-name="T10">)</text:span></text:p>
      <text:p text:style-name="P13"><text:span text:style-name="T7"><text:s text:c="4"/></text:span><text:span text:style-name="T8">迭代</text:span><text:span text:style-name="T10">:</text:span><text:span text:style-name="T8">重复</text:span><text:span text:style-name="T10">(</text:span><text:span text:style-name="T8">每次参照上次结果</text:span><text:span text:style-name="T10">)</text:span></text:p>
      <text:p text:style-name="P13"><text:span text:style-name="T7"><text:s text:c="8"/></text:span><text:span text:style-name="T8">可迭代对象</text:span></text:p>
      <text:p text:style-name="P13"><text:span text:style-name="T7"><text:s text:c="12"/></text:span><text:span text:style-name="T8">标志</text:span><text:span text:style-name="T10">:__iter__(),</text:span><text:span text:style-name="T8">返回值是迭代器</text:span><text:span text:style-name="T10">.</text:span></text:p>
      <text:p text:style-name="P13"><text:span text:style-name="T7"><text:s text:c="12"/></text:span><text:span text:style-name="T8">作用</text:span><text:span text:style-name="T10">:</text:span><text:span text:style-name="T8">可以参与</text:span><text:span text:style-name="T10">for</text:span></text:p>
      <text:p text:style-name="P13"><text:span text:style-name="T7"><text:s text:c="8"/></text:span><text:span text:style-name="T8">迭代器</text:span></text:p>
      <text:p text:style-name="P13"><text:span text:style-name="T7"><text:s text:c="12"/></text:span><text:span text:style-name="T8">标志</text:span><text:span text:style-name="T10">:__next__(),</text:span><text:span text:style-name="T8">返回值是聚合对象的元素</text:span></text:p>
      <text:p text:style-name="P13"><text:span text:style-name="T7"><text:s text:c="12"/></text:span><text:span text:style-name="T8">作用</text:span><text:span text:style-name="T10">:</text:span><text:span text:style-name="T8">可以迭代</text:span><text:span text:style-name="T10">(</text:span><text:span text:style-name="T8">挨个取元素</text:span><text:span text:style-name="T10">)</text:span></text:p>
      <text:p text:style-name="P13"><text:span text:style-name="T7"><text:s text:c="8"/></text:span><text:span text:style-name="T8">语法</text:span><text:span text:style-name="T10">:</text:span></text:p>
      <text:p text:style-name="P13"><text:span text:style-name="T7"><text:s text:c="8"/></text:span><text:span text:style-name="T10">class </text:span><text:span text:style-name="T8">可迭代对象</text:span><text:span text:style-name="T10">:</text:span></text:p>
      <text:p text:style-name="P11"><text:s text:c="12"/><text:span text:style-name="T4">def __iter__(self):</text:span></text:p>
      <text:p text:style-name="P13"><text:span text:style-name="T7"><text:s text:c="16"/></text:span><text:span text:style-name="T10">return </text:span><text:span text:style-name="T8">迭代器</text:span><text:span text:style-name="T10">(</text:span><text:span text:style-name="T8">数据</text:span><text:span text:style-name="T10">)</text:span></text:p>
      <text:p text:style-name="P13"><text:span text:style-name="T7"><text:s text:c="8"/></text:span><text:span text:style-name="T10">class </text:span><text:span text:style-name="T8">迭代器</text:span><text:span text:style-name="T10">:</text:span></text:p>
      <text:p text:style-name="P13"><text:span text:style-name="T7"><text:s text:c="12"/></text:span><text:span text:style-name="T10">def __init__(self,</text:span><text:span text:style-name="T8">参数</text:span><text:span text:style-name="T10">):</text:span></text:p>
      <text:p text:style-name="P13"><text:span text:style-name="T7"><text:s text:c="16"/></text:span><text:span text:style-name="T10">self.</text:span><text:span text:style-name="T8">聚合对象</text:span><text:span text:style-name="T9"> </text:span><text:span text:style-name="T10">= </text:span><text:span text:style-name="T8">参数</text:span></text:p>
      <text:p text:style-name="P11"><text:s text:c="12"/><text:span text:style-name="T4">def __next__(self):</text:span></text:p>
      <text:p text:style-name="P13"><text:span text:style-name="T7"><text:s text:c="16"/></text:span><text:span text:style-name="T10">if </text:span><text:span text:style-name="T8">没有元素了</text:span><text:span text:style-name="T10">:</text:span></text:p>
      <text:p text:style-name="P11"><text:s text:c="20"/><text:span text:style-name="T4">raise StopIteration</text:span></text:p>
      <text:p text:style-name="P13"><text:span text:style-name="T7"><text:s text:c="16"/></text:span><text:span text:style-name="T10">return </text:span><text:span text:style-name="T8">元素</text:span></text:p>
      <text:p text:style-name="P13"><text:span text:style-name="T7"><text:s text:c="8"/></text:span><text:span text:style-name="T10">for item in </text:span><text:span text:style-name="T8">可迭代对象</text:span><text:span text:style-name="T10">():</text:span></text:p>
      <text:p text:style-name="P11"><text:s text:c="12"/><text:span text:style-name="T4">pass</text:span></text:p>
      <text:p text:style-name="P13"><text:span text:style-name="T7"><text:s text:c="8"/></text:span><text:span text:style-name="T10">iterator = </text:span><text:span text:style-name="T8">可迭代对象</text:span><text:span text:style-name="T10">().__iter__()</text:span></text:p>
      <text:p text:style-name="P11"><text:s text:c="8"/><text:span text:style-name="T4">while True:</text:span></text:p>
      <text:p text:style-name="P11"><text:s text:c="12"/><text:span text:style-name="T4">try:</text:span></text:p>
      <text:p text:style-name="P11"><text:s text:c="16"/><text:span text:style-name="T4">item = iterator.__next__()</text:span></text:p>
      <text:p text:style-name="P11"><text:s text:c="12"/><text:span text:style-name="T4">except StopIteration:</text:span></text:p>
      <text:p text:style-name="P21"><text:s text:c="16"/><text:span text:style-name="T4">break</text:span></text:p>
      <text:h text:style-name="P8" text:outline-level="1">迭代</text:h>
      <text:p text:style-name="P1"><text:tab/><text:span text:style-name="T1">每一次对过程的重复称为一次“迭代”，而每一次迭代得到的结果会作为下一次迭代的初始值。例如：循环获取容器中的元素。</text:span></text:p>
      <text:h text:style-name="P42" text:outline-level="2"><text:soft-page-break/>可迭代对象iterable </text:h>
      <text:list xml:id="list504941247" text:style-name="WWNum9">
        <text:list-item>
          <text:p text:style-name="P24">定义：具有__iter__函数的对象，可以返回迭代器对象。</text:p>
        </text:list-item>
        <text:list-item>
          <text:p text:style-name="P24">语法</text:p>
        </text:list-item>
      </text:list>
      <text:p text:style-name="P32">-- 创建：</text:p>
      <text:p text:style-name="P2">class 可迭代对象名称:</text:p>
      <text:p text:style-name="P3">  def __iter__(self):</text:p>
      <text:p text:style-name="P3">      return 迭代器</text:p>
      <text:p text:style-name="P32">-- 使用：</text:p>
      <text:p text:style-name="P4">for 变量名 in 可迭代对象:</text:p>
      <text:p text:style-name="P33">语句</text:p>
      <text:list xml:id="list201027432483132" text:continue-numbering="true" text:style-name="WWNum9">
        <text:list-item>
          <text:p text:style-name="P24">原理：</text:p>
        </text:list-item>
      </text:list>
      <text:p text:style-name="P5">迭代器 = 可迭代对象.__iter__()</text:p>
      <text:p text:style-name="P34">while True:</text:p>
      <text:p text:style-name="P34"><text:s text:c="4"/>try: </text:p>
      <text:p text:style-name="P34"><text:s text:c="8"/>print(迭代器.__next__())</text:p>
      <text:p text:style-name="P34"><text:s text:c="4"/>except StopIteration:</text:p>
      <text:p text:style-name="P35"><text:s text:c="8"/><text:tab/><text:tab/>break</text:p>
      <text:p text:style-name="P22">"""</text:p>
      <text:p text:style-name="P13"><text:span text:style-name="T7"><text:s text:c="4"/></text:span><text:span text:style-name="T8">迭代</text:span><text:span text:style-name="T9"> </text:span><text:span text:style-name="T10">--&gt; yield</text:span></text:p>
      <text:p text:style-name="P13"><text:span text:style-name="T7"><text:s text:c="4"/></text:span><text:span text:style-name="T8">练习</text:span><text:span text:style-name="T10">:exercise02</text:span></text:p>
      <text:p text:style-name="P9">"""</text:p>
      <text:p text:style-name="P12"><text:span text:style-name="T12">class </text:span>MyRange:</text:p>
      <text:p text:style-name="P13"><text:s text:c="4"/><text:span text:style-name="T14">def </text:span><text:span text:style-name="T16">__init__</text:span><text:span text:style-name="T3">(</text:span><text:span text:style-name="T17">self</text:span><text:span text:style-name="T3">, end):</text:span></text:p>
      <text:p text:style-name="P13"><text:s text:c="8"/><text:span text:style-name="T17">self</text:span><text:span text:style-name="T3">.end = end</text:span></text:p>
      <text:p text:style-name="P13"><text:s text:c="4"/><text:span text:style-name="T14">def </text:span><text:span text:style-name="T16">__iter__</text:span><text:span text:style-name="T3">(</text:span><text:span text:style-name="T17">self</text:span><text:span text:style-name="T3">):</text:span></text:p>
      <text:p text:style-name="P13"><text:s text:c="8"/><text:span text:style-name="T3">number = -</text:span><text:span text:style-name="T19">1</text:span></text:p>
      <text:p text:style-name="P13"><text:span text:style-name="T18"><text:s text:c="8"/></text:span><text:span text:style-name="T14">while </text:span><text:span text:style-name="T3">number &lt; </text:span><text:span text:style-name="T17">self</text:span><text:span text:style-name="T3">.end - </text:span><text:span text:style-name="T19">1</text:span><text:span text:style-name="T3">:</text:span></text:p>
      <text:p text:style-name="P13"><text:s text:c="12"/><text:span text:style-name="T3">number += </text:span><text:span text:style-name="T19">1</text:span></text:p>
      <text:p text:style-name="P13"><text:span text:style-name="T18"><text:s text:c="12"/></text:span><text:span text:style-name="T14">yield </text:span><text:span text:style-name="T3">number</text:span></text:p>
      <text:p text:style-name="P13"><text:s text:c="8"/><text:span text:style-name="T21"># print("</text:span><text:span text:style-name="T22">准备数据</text:span><text:span text:style-name="T21">")</text:span></text:p>
      <text:p text:style-name="P15"><text:s text:c="8"/><text:span text:style-name="T4"># yield 0</text:span></text:p>
      <text:p text:style-name="P13"><text:span text:style-name="T20"><text:s text:c="8"/></text:span><text:span text:style-name="T21"># print("</text:span><text:span text:style-name="T22">准备数据</text:span><text:span text:style-name="T21">")</text:span></text:p>
      <text:p text:style-name="P15"><text:s text:c="8"/><text:span text:style-name="T4"># yield 1</text:span></text:p>
      <text:p text:style-name="P13"><text:span text:style-name="T20"><text:s text:c="8"/></text:span><text:span text:style-name="T21"># print("</text:span><text:span text:style-name="T22">准备数据</text:span><text:span text:style-name="T21">")</text:span></text:p>
      <text:p text:style-name="P15"><text:s text:c="8"/><text:span text:style-name="T4"># yield 2</text:span></text:p>
      <text:p text:style-name="P13"><text:span text:style-name="T20"><text:s text:c="8"/></text:span><text:span text:style-name="T21"># print("</text:span><text:span text:style-name="T22">准备数据</text:span><text:span text:style-name="T21">")</text:span></text:p>
      <text:p text:style-name="P15"><text:s text:c="8"/><text:span text:style-name="T4"># yield 3</text:span></text:p>
      <text:p text:style-name="P13"><text:span text:style-name="T20"><text:s text:c="8"/></text:span><text:span text:style-name="T21"># print("</text:span><text:span text:style-name="T22">准备数据</text:span><text:span text:style-name="T21">")</text:span></text:p>
      <text:p text:style-name="P15"><text:s text:c="8"/><text:span text:style-name="T4"># yield 4</text:span></text:p>
      <text:p text:style-name="P13"><text:span text:style-name="T20"><text:s text:c="8"/></text:span><text:span text:style-name="T21"># yield </text:span><text:span text:style-name="T22">在标记</text:span><text:span text:style-name="T21">,</text:span><text:span text:style-name="T22">你看见的代码在执行过程中会转换为迭代器</text:span><text:span text:style-name="T21">.</text:span></text:p>
      <text:p text:style-name="P13"><text:span text:style-name="T20"><text:s text:c="8"/></text:span><text:span text:style-name="T21"># </text:span><text:span text:style-name="T22">如何生成迭代器的代码</text:span><text:span text:style-name="T21">?</text:span></text:p>
      <text:p text:style-name="P12">my = MyRange(<text:span text:style-name="T18">99999999999999999999999999</text:span>)</text:p>
      <text:p text:style-name="P12"><text:soft-page-break/>iterator = my.<text:span text:style-name="T15">__iter__</text:span>()</text:p>
      <text:p text:style-name="P12"><text:span text:style-name="T12">while True</text:span>:</text:p>
      <text:p text:style-name="P13"><text:s text:c="4"/><text:span text:style-name="T14">try</text:span><text:span text:style-name="T3">:</text:span></text:p>
      <text:p text:style-name="P13"><text:s text:c="8"/><text:span text:style-name="T3">item = iterator.</text:span><text:span text:style-name="T16">__next__</text:span><text:span text:style-name="T3">()</text:span></text:p>
      <text:p text:style-name="P13"><text:s text:c="8"/><text:span text:style-name="T13">print</text:span><text:span text:style-name="T3">(item)</text:span></text:p>
      <text:p text:style-name="P13"><text:s text:c="4"/><text:span text:style-name="T14">except </text:span><text:span text:style-name="T13">StopIteration</text:span><text:span text:style-name="T3">:</text:span></text:p>
      <text:p text:style-name="P13"><text:s text:c="8"/><text:span text:style-name="T14">break</text:span></text:p>
      <text:p text:style-name="P13"><text:span text:style-name="T21"># </text:span><text:span text:style-name="T22">调用一次 <text:s/>计算一次 <text:s/>返回一次</text:span></text:p>
      <text:p text:style-name="P13"><text:span text:style-name="T21"># </text:span><text:span text:style-name="T22">没有将所有结果存储在内存中</text:span></text:p>
      <text:p text:style-name="P14"># for item in MyRange(5):#[0 1 2 3 4]</text:p>
      <text:p text:style-name="P20"># <text:s text:c="4"/>print(item)</text:p>
      <text:p text:style-name="P22">"""</text:p>
      <text:p text:style-name="P13"><text:span text:style-name="T7"><text:s text:c="4"/></text:span><text:span text:style-name="T10">yield --&gt; </text:span><text:span text:style-name="T8">生成器</text:span></text:p>
      <text:p text:style-name="P13"><text:span text:style-name="T7"><text:s text:c="4"/></text:span><text:span text:style-name="T8">练习</text:span><text:span text:style-name="T10">:exercise03</text:span></text:p>
      <text:p text:style-name="P13"><text:span text:style-name="T7"><text:s text:c="4"/></text:span><text:span text:style-name="T8">练习</text:span><text:span text:style-name="T10">:exercise04</text:span></text:p>
      <text:p text:style-name="P13"><text:span text:style-name="T7"><text:s text:c="4"/></text:span><text:span text:style-name="T8">练习</text:span><text:span text:style-name="T10">:exercise05</text:span></text:p>
      <text:p text:style-name="P9">"""</text:p>
      <text:p text:style-name="P16">"""</text:p>
      <text:p text:style-name="P16">class MyRange:</text:p>
      <text:p text:style-name="P17"><text:s text:c="4"/><text:span text:style-name="T5">def __init__(self, end):</text:span></text:p>
      <text:p text:style-name="P17"><text:s text:c="8"/><text:span text:style-name="T5">self.end = end</text:span></text:p>
      <text:p text:style-name="P17"><text:s text:c="4"/><text:span text:style-name="T5">def __iter__(self):</text:span></text:p>
      <text:p text:style-name="P17"><text:s text:c="8"/><text:span text:style-name="T5">number = -1</text:span></text:p>
      <text:p text:style-name="P17"><text:s text:c="8"/><text:span text:style-name="T5">while number &lt; self.end - 1:</text:span></text:p>
      <text:p text:style-name="P17"><text:s text:c="12"/><text:span text:style-name="T5">number += 1</text:span></text:p>
      <text:p text:style-name="P17"><text:s text:c="12"/><text:span text:style-name="T5">yield number</text:span></text:p>
      <text:p text:style-name="P16">my = MyRange(5)</text:p>
      <text:p text:style-name="P16">iterator = my.__iter__()</text:p>
      <text:p text:style-name="P16">while True:</text:p>
      <text:p text:style-name="P17"><text:s text:c="4"/><text:span text:style-name="T5">try:</text:span></text:p>
      <text:p text:style-name="P17"><text:s text:c="8"/><text:span text:style-name="T5">item = iterator.__next__()</text:span></text:p>
      <text:p text:style-name="P17"><text:s text:c="8"/><text:span text:style-name="T5">print(item)</text:span></text:p>
      <text:p text:style-name="P17"><text:s text:c="4"/><text:span text:style-name="T5">except StopIteration:</text:span></text:p>
      <text:p text:style-name="P17"><text:s text:c="8"/><text:span text:style-name="T5">break</text:span></text:p>
      <text:p text:style-name="P16">"""</text:p>
      <text:p text:style-name="P12"><text:span text:style-name="T12">def </text:span>my_range(end):</text:p>
      <text:p text:style-name="P13"><text:s text:c="4"/><text:span text:style-name="T3">number = -</text:span><text:span text:style-name="T19">1</text:span></text:p>
      <text:p text:style-name="P13"><text:span text:style-name="T18"><text:s text:c="4"/></text:span><text:span text:style-name="T14">while </text:span><text:span text:style-name="T3">number &lt; end - </text:span><text:span text:style-name="T19">1</text:span><text:span text:style-name="T3">:</text:span></text:p>
      <text:p text:style-name="P13"><text:s text:c="8"/><text:span text:style-name="T3">number += </text:span><text:span text:style-name="T19">1</text:span></text:p>
      <text:p text:style-name="P13"><text:span text:style-name="T18"><text:s text:c="8"/></text:span><text:span text:style-name="T14">yield </text:span><text:span text:style-name="T3">number</text:span></text:p>
      <text:p text:style-name="P13"><text:soft-page-break/><text:span text:style-name="T21"># </text:span><text:span text:style-name="T22">调用一次 计算一次 <text:s/>返回一次</text:span></text:p>
      <text:p text:style-name="P13"><text:span text:style-name="T21"># </text:span><text:span text:style-name="T22">没有存储所有结果</text:span></text:p>
      <text:p text:style-name="P12"><text:span text:style-name="T12">for </text:span>item <text:span text:style-name="T12">in </text:span>my_range(<text:span text:style-name="T18">99999999999999999999999</text:span>):</text:p>
      <text:p text:style-name="P19"><text:s text:c="4"/><text:span text:style-name="T13">print</text:span><text:span text:style-name="T3">(item)</text:span></text:p>
      <text:p text:style-name="P22">"""</text:p>
      <text:p text:style-name="P13"><text:span text:style-name="T7"><text:s text:c="4"/></text:span><text:span text:style-name="T8">生成器表达式</text:span></text:p>
      <text:p text:style-name="P13"><text:span text:style-name="T7"><text:s text:c="4"/></text:span><text:span text:style-name="T8">练习</text:span><text:span text:style-name="T10">:exercise06</text:span></text:p>
      <text:p text:style-name="P13"><text:span text:style-name="T7"><text:s text:c="4"/></text:span><text:span text:style-name="T8">练习</text:span><text:span text:style-name="T10">:exercise07</text:span></text:p>
      <text:p text:style-name="P9">"""</text:p>
      <text:p text:style-name="P12">list01 = [<text:span text:style-name="T18">4</text:span>,<text:span text:style-name="T18">5</text:span>,<text:span text:style-name="T23">"a"</text:span>,<text:span text:style-name="T18">67</text:span>,<text:span text:style-name="T18">3.5</text:span>,<text:span text:style-name="T23">"b"</text:span>,<text:span text:style-name="T12">True</text:span>]</text:p>
      <text:p text:style-name="P16">"""</text:p>
      <text:p text:style-name="P16">def find_str():</text:p>
      <text:p text:style-name="P17"><text:s text:c="4"/><text:span text:style-name="T5"># result = []</text:span></text:p>
      <text:p text:style-name="P17"><text:s text:c="4"/><text:span text:style-name="T5"># for item in list01:</text:span></text:p>
      <text:p text:style-name="P17"><text:s text:c="4"/><text:span text:style-name="T5"># <text:s text:c="4"/>if type(item) == str:</text:span></text:p>
      <text:p text:style-name="P17"><text:s text:c="4"/><text:span text:style-name="T5"># <text:s text:c="8"/>result.append(item)</text:span></text:p>
      <text:p text:style-name="P17"><text:s text:c="4"/><text:span text:style-name="T5"># return result</text:span></text:p>
      <text:p text:style-name="P17"><text:s text:c="4"/><text:span text:style-name="T5">return [item for item in list01 if type(item) == str]</text:span></text:p>
      <text:p text:style-name="P16">re = find_str()</text:p>
      <text:p text:style-name="P16">for item in re:</text:p>
      <text:p text:style-name="P17"><text:s text:c="4"/><text:span text:style-name="T5">print(item)</text:span></text:p>
      <text:p text:style-name="P16">"""</text:p>
      <text:p text:style-name="P13"><text:span text:style-name="T21"># </text:span><text:span text:style-name="T22">生成器函数</text:span></text:p>
      <text:p text:style-name="P14"># def find_str():</text:p>
      <text:p text:style-name="P14"># <text:s text:c="4"/>for item in list01:</text:p>
      <text:p text:style-name="P14"># <text:s text:c="8"/>if type(item) == str:</text:p>
      <text:p text:style-name="P14"># <text:s text:c="12"/>yield item</text:p>
      <text:p text:style-name="P14"># re = find_str()</text:p>
      <text:p text:style-name="P14"># for item in re:</text:p>
      <text:p text:style-name="P14"># <text:s text:c="4"/>print(item)</text:p>
      <text:p text:style-name="P13"><text:span text:style-name="T21"># </text:span><text:span text:style-name="T22">生成器表达式</text:span></text:p>
      <text:p text:style-name="P12">re = (item <text:span text:style-name="T12">for </text:span>item <text:span text:style-name="T12">in </text:span>list01 <text:span text:style-name="T12">if </text:span><text:span text:style-name="T11">type</text:span>(item) == <text:span text:style-name="T11">str</text:span>)</text:p>
      <text:p text:style-name="P12"><text:span text:style-name="T12">for </text:span>item <text:span text:style-name="T12">in </text:span>re:</text:p>
      <text:p text:style-name="P19"><text:s text:c="4"/><text:span text:style-name="T13">print</text:span><text:span text:style-name="T3">(item)</text:span></text:p>
      <text:p text:style-name="P41"/>
      <text:h text:style-name="P42" text:outline-level="2">迭代器对象iterator</text:h>
      <text:list xml:id="list3461487160" text:style-name="WWNum10">
        <text:list-item>
          <text:p text:style-name="P25">定义：可以被next()函数调用并返回下一个值的对象。</text:p>
        </text:list-item>
        <text:list-item>
          <text:p text:style-name="P25"><text:soft-page-break/>语法</text:p>
        </text:list-item>
      </text:list>
      <text:p text:style-name="P34">class 迭代器类名:</text:p>
      <text:p text:style-name="P34"><text:s text:c="4"/>def __init__(self, 聚合对象):</text:p>
      <text:p text:style-name="P34"><text:s text:c="8"/>self.聚合对象= 聚合对象 </text:p>
      <text:p text:style-name="P34"/>
      <text:p text:style-name="P34"><text:s text:c="4"/>def __next__(self): </text:p>
      <text:p text:style-name="P34"><text:s text:c="8"/>if 没有元素:</text:p>
      <text:p text:style-name="P34"><text:s text:c="12"/>raise StopIteration</text:p>
      <text:p text:style-name="P35"><text:s text:c="12"/>return 聚合对象元素</text:p>
      <text:list xml:id="list201028177602485" text:continue-numbering="true" text:style-name="WWNum10">
        <text:list-item>
          <text:p text:style-name="P25">说明：</text:p>
        </text:list-item>
      </text:list>
      <text:p text:style-name="P32">-- 聚合对象通常是容器对象。</text:p>
      <text:p text:style-name="P1"><text:tab/>4. 作用：使用者只需通过一种方式，便可简洁明了的获取聚合对象中各个元素，而又无需了解其内部结构。</text:p>
      <text:h text:style-name="P8" text:outline-level="1">生成器generator</text:h>
      <text:list xml:id="list3601012875" text:style-name="WWNum11">
        <text:list-item>
          <text:p text:style-name="P26">定义：能够动态(<text:span text:style-name="T2">循环一次计算一次返回一次</text:span>)提供数据的可迭代对象。</text:p>
        </text:list-item>
        <text:list-item>
          <text:p text:style-name="P26">作用：在循环过程中，按照某种算法推算数据，不必创建容器存储完整的结果，从而节省内存空间。数据量越大，优势越明显。</text:p>
        </text:list-item>
        <text:list-item>
          <text:p text:style-name="P26">以上作用也称之为延迟操作或惰性操作，通俗的讲就是在需要的时候才计算结果，而不是一次构建出所有结果。</text:p>
        </text:list-item>
      </text:list>
      <text:h text:style-name="P42" text:outline-level="2">生成器函数</text:h>
      <text:list xml:id="list3433052926" text:style-name="WWNum12">
        <text:list-item>
          <text:p text:style-name="P27">定义：含有yield语句的函数，返回值为生成器对象。</text:p>
        </text:list-item>
        <text:list-item>
          <text:p text:style-name="P27">语法</text:p>
        </text:list-item>
      </text:list>
      <text:p text:style-name="P32">-- 创建：</text:p>
      <text:p text:style-name="P36">def 函数名():</text:p>
      <text:p text:style-name="P37">…</text:p>
      <text:p text:style-name="P37">yield 数据</text:p>
      <text:p text:style-name="P38">…</text:p>
      <text:p text:style-name="P32"><text:tab/>-- 调用：</text:p>
      <text:p text:style-name="P32"><text:tab/> for 变量名 in 函数名():</text:p>
      <text:p text:style-name="P32"><text:tab/><text:tab/> <text:s/>语句</text:p>
      <text:list xml:id="list201027569642179" text:continue-numbering="true" text:style-name="WWNum12">
        <text:list-item>
          <text:p text:style-name="P27">说明：</text:p>
        </text:list-item>
      </text:list>
      <text:p text:style-name="P32">-- 调用生成器函数将返回一个生成器对象，不执行函数体。</text:p>
      <text:p text:style-name="P32">-- <text:s/>yield翻译为”产生”或”生成”</text:p>
      <text:list xml:id="list201028810354066" text:continue-numbering="true" text:style-name="WWNum12">
        <text:list-item>
          <text:p text:style-name="P27">执行过程：</text:p>
        </text:list-item>
      </text:list>
      <text:list xml:id="list3782524913" text:style-name="WWNum13">
        <text:list-item>
          <text:p text:style-name="P28">调用生成器函数会自动创建迭代器对象。</text:p>
        </text:list-item>
        <text:list-item>
          <text:p text:style-name="P28">调用迭代器对象的__next__()方法时才执行生成器函数。</text:p>
        </text:list-item>
        <text:list-item>
          <text:p text:style-name="P28">每次执行到yield语句时返回数据，暂时离开。</text:p>
        </text:list-item>
        <text:list-item>
          <text:p text:style-name="P28">待下次调用__next__()方法时继续从离开处继续执行。</text:p>
        </text:list-item>
      </text:list>
      <text:list xml:id="list201027309361680" text:continue-list="list201028810354066" text:style-name="WWNum12">
        <text:list-item>
          <text:p text:style-name="P27"><text:soft-page-break/>原理：生成迭代器对象的大致规则如下</text:p>
        </text:list-item>
      </text:list>
      <text:p text:style-name="P39">-- 将yield关键字以前的代码放在next方法中。</text:p>
      <text:p text:style-name="P39">-- 将yield关键字后面的数据作为next方法的返回值。</text:p>
      <text:h text:style-name="P42" text:outline-level="2">内置生成器</text:h>
      <text:h text:style-name="P23" text:outline-level="3">枚举函数enumerate</text:h>
      <text:list xml:id="list3683215882" text:style-name="WWNum14">
        <text:list-item>
          <text:p text:style-name="P29">语法：</text:p>
        </text:list-item>
      </text:list>
      <text:p text:style-name="P6">for 变量 in enumerate(可迭代对象):</text:p>
      <text:p text:style-name="P6"><text:s text:c="5"/>语句</text:p>
      <text:p text:style-name="P6"/>
      <text:p text:style-name="P6">for 索引, 元素in enumerate(可迭代对象):</text:p>
      <text:p text:style-name="P6"><text:s text:c="4"/>语句</text:p>
      <text:list xml:id="list201028271706556" text:continue-numbering="true" text:style-name="WWNum14">
        <text:list-item>
          <text:p text:style-name="P29">作用：遍历可迭代对象时，可以将索引与元素组合为一个元组。</text:p>
        </text:list-item>
      </text:list>
      <text:h text:style-name="P23" text:outline-level="3">zip</text:h>
      <text:list xml:id="list1030088125" text:style-name="WWNum15">
        <text:list-item>
          <text:p text:style-name="P30">语法：</text:p>
        </text:list-item>
      </text:list>
      <text:p text:style-name="P40">for item in zip(可迭代对象1, 可迭代对象2….):</text:p>
      <text:p text:style-name="P32"><text:s text:c="4"/><text:tab/><text:tab/>语句</text:p>
      <text:list xml:id="list201028270715697" text:continue-numbering="true" text:style-name="WWNum15">
        <text:list-item>
          <text:p text:style-name="P30">作用：将多个可迭代对象中对应的元素组合成一个个元组，生成的元组个数由最小的可迭代对象决定。</text:p>
        </text:list-item>
      </text:list>
      <text:h text:style-name="P42" text:outline-level="2">生成器表达式</text:h>
      <text:list xml:id="list4195968477" text:style-name="WWNum16">
        <text:list-item>
          <text:p text:style-name="P31">定义：用推导式形式创建生成器对象。</text:p>
        </text:list-item>
        <text:list-item>
          <text:p text:style-name="P31">语法：变量 = ( 表达式 for 变量 in 可迭代对象 [if 真值表达式] )</text:p>
        </text:list-item>
      </text:list>
      <text:h text:style-name="P8" text:outline-level="1">函数式编程</text:h>
      <text:p text:style-name="P7">1. 定义：用一系列函数解决问题。</text:p>
      <text:p text:style-name="P32">-- 函数可以赋值给变量，赋值后变量绑定函数。</text:p>
      <text:p text:style-name="P32">-- 允许将函数作为参数传入另一个函数。</text:p>
      <text:p text:style-name="P32">-- 允许函数返回一个函数。</text:p>
      <text:p text:style-name="P1">2. 高阶函数：将函数作为参数或返回值的函数。</text:p>
      <text:p text:style-name="P10">"""</text:p>
      <text:p text:style-name="P13"><text:span text:style-name="T7"><text:s text:c="4"/></text:span><text:span text:style-name="T8">函数式编程</text:span><text:span text:style-name="T9"> </text:span><text:span text:style-name="T10">-- </text:span><text:span text:style-name="T8">语法</text:span></text:p>
      <text:p text:style-name="P9">"""</text:p>
      <text:p text:style-name="P12"><text:span text:style-name="T12">def </text:span>fun01():</text:p>
      <text:p text:style-name="P13"><text:s text:c="4"/><text:span text:style-name="T13">print</text:span><text:span text:style-name="T3">(</text:span><text:span text:style-name="T24">"fun01</text:span><text:span text:style-name="T25">执行喽</text:span><text:span text:style-name="T24">"</text:span><text:span text:style-name="T3">)</text:span></text:p>
      <text:p text:style-name="P13"><text:soft-page-break/><text:span text:style-name="T21"># 1. </text:span><text:span text:style-name="T22">函数可以赋值给变量</text:span></text:p>
      <text:p text:style-name="P12">a = fun01</text:p>
      <text:p text:style-name="P13"><text:span text:style-name="T21"># </text:span><text:span text:style-name="T22">通过变量调用函数</text:span></text:p>
      <text:p text:style-name="P13"><text:span text:style-name="T3">a()</text:span><text:span text:style-name="T21"># </text:span><text:span text:style-name="T22">活的</text:span></text:p>
      <text:p text:style-name="P13"><text:span text:style-name="T3">fun01()</text:span><text:span text:style-name="T21"># </text:span><text:span text:style-name="T22">死的</text:span></text:p>
      <text:p text:style-name="P13"><text:span text:style-name="T21"># 2. </text:span><text:span text:style-name="T22">将函数作为参数传递</text:span></text:p>
      <text:p text:style-name="P13"><text:span text:style-name="T21"># </text:span><text:span text:style-name="T22">如果传入基本数据类型</text:span><text:span text:style-name="T21">(</text:span><text:span text:style-name="T22">整数</text:span><text:span text:style-name="T21">/</text:span><text:span text:style-name="T22">小数</text:span><text:span text:style-name="T21">/</text:span><text:span text:style-name="T22">字符串</text:span><text:span text:style-name="T21">..),</text:span><text:span text:style-name="T22">称之为传入数据</text:span></text:p>
      <text:p text:style-name="P13"><text:span text:style-name="T21"># </text:span><text:span text:style-name="T22">如果传入函数</text:span><text:span text:style-name="T21">,</text:span><text:span text:style-name="T22">称之为传入行为</text:span><text:span text:style-name="T21">/</text:span><text:span text:style-name="T22">逻辑</text:span><text:span text:style-name="T21">/</text:span><text:span text:style-name="T22">算法</text:span></text:p>
      <text:p text:style-name="P12"><text:span text:style-name="T12">def </text:span>fun02(func):</text:p>
      <text:p text:style-name="P13"><text:s text:c="4"/><text:span text:style-name="T13">print</text:span><text:span text:style-name="T3">(</text:span><text:span text:style-name="T24">"fun02</text:span><text:span text:style-name="T25">执行喽</text:span><text:span text:style-name="T24">"</text:span><text:span text:style-name="T3">)</text:span></text:p>
      <text:p text:style-name="P13"><text:s text:c="4"/><text:span text:style-name="T3">func()</text:span></text:p>
      <text:p text:style-name="P18">fun02(fun01)</text:p>
      <text:p text:style-name="P10">"""</text:p>
      <text:p text:style-name="P13"><text:span text:style-name="T7"><text:s text:c="4"/></text:span><text:span text:style-name="T8">函数式编程</text:span><text:span text:style-name="T9"> </text:span><text:span text:style-name="T10">-- </text:span><text:span text:style-name="T8">思想</text:span></text:p>
      <text:p text:style-name="P11"><text:s text:c="4"/><text:span text:style-name="T4">17:10</text:span></text:p>
      <text:p text:style-name="P9">"""</text:p>
      <text:p text:style-name="P12">list01 = [<text:span text:style-name="T18">4</text:span>,<text:span text:style-name="T18">5</text:span>,<text:span text:style-name="T18">5</text:span>,<text:span text:style-name="T18">6</text:span>,<text:span text:style-name="T18">767</text:span>,<text:span text:style-name="T18">8</text:span>,<text:span text:style-name="T18">10</text:span>]</text:p>
      <text:p text:style-name="P16">"""</text:p>
      <text:p text:style-name="P13"><text:span text:style-name="T24"># 1. </text:span><text:span text:style-name="T25">找出所有偶数</text:span></text:p>
      <text:p text:style-name="P16">def find01():</text:p>
      <text:p text:style-name="P17"><text:s text:c="4"/><text:span text:style-name="T5">for item in list01:</text:span></text:p>
      <text:p text:style-name="P17"><text:s text:c="8"/><text:span text:style-name="T5">if item % 2 == 0:</text:span></text:p>
      <text:p text:style-name="P17"><text:s text:c="12"/><text:span text:style-name="T5">yield item</text:span></text:p>
      <text:p text:style-name="P17"><text:s text:c="12"/></text:p>
      <text:p text:style-name="P13"><text:span text:style-name="T24"># 2. </text:span><text:span text:style-name="T25">找出所有奇数</text:span></text:p>
      <text:p text:style-name="P16">def find02():</text:p>
      <text:p text:style-name="P17"><text:s text:c="4"/><text:span text:style-name="T5">for item in list01:</text:span></text:p>
      <text:p text:style-name="P17"><text:s text:c="8"/><text:span text:style-name="T5">if item % 2:</text:span></text:p>
      <text:p text:style-name="P17"><text:s text:c="12"/><text:span text:style-name="T5">yield item</text:span></text:p>
      <text:p text:style-name="P13"><text:span text:style-name="T24"># 3. </text:span><text:span text:style-name="T25">找出所有大于</text:span><text:span text:style-name="T24">10</text:span></text:p>
      <text:p text:style-name="P16">def find03():</text:p>
      <text:p text:style-name="P17"><text:s text:c="4"/><text:span text:style-name="T5">for item in list01:</text:span></text:p>
      <text:p text:style-name="P17"><text:s text:c="8"/><text:span text:style-name="T5">if item <text:s/>&gt; 10:</text:span></text:p>
      <text:p text:style-name="P17"><text:s text:c="12"/><text:span text:style-name="T5">yield item</text:span></text:p>
      <text:p text:style-name="P16">"""</text:p>
      <text:p text:style-name="P13"><text:span text:style-name="T21"># "</text:span><text:span text:style-name="T22">封装</text:span><text:span text:style-name="T21">":</text:span><text:span text:style-name="T22">提取变化</text:span></text:p>
      <text:p text:style-name="P12"><text:span text:style-name="T12">def </text:span>condition01(item):</text:p>
      <text:p text:style-name="P13"><text:s text:c="4"/><text:span text:style-name="T14">return </text:span><text:span text:style-name="T3">item % </text:span><text:span text:style-name="T19">2 </text:span><text:span text:style-name="T3">== </text:span><text:span text:style-name="T19">0</text:span></text:p>
      <text:p text:style-name="P12"><text:span text:style-name="T12">def </text:span>condition02(item):</text:p>
      <text:p text:style-name="P13"><text:s text:c="4"/><text:span text:style-name="T14">return </text:span><text:span text:style-name="T3">item % </text:span><text:span text:style-name="T19">2</text:span></text:p>
      <text:p text:style-name="P12"><text:soft-page-break/><text:span text:style-name="T12">def </text:span>condition03(item):</text:p>
      <text:p text:style-name="P13"><text:s text:c="4"/><text:span text:style-name="T14">return </text:span><text:span text:style-name="T3">item <text:s/>&gt; </text:span><text:span text:style-name="T19">10</text:span></text:p>
      <text:p text:style-name="P13"><text:span text:style-name="T21"># "</text:span><text:span text:style-name="T22">继承</text:span><text:span text:style-name="T21">":</text:span><text:span text:style-name="T22">隔离变化</text:span></text:p>
      <text:p text:style-name="P13"><text:span text:style-name="T21"># </text:span><text:span text:style-name="T22">根据任何条件</text:span><text:span text:style-name="T21">,</text:span><text:span text:style-name="T22">在任何可迭代对象中查找多个元素</text:span><text:span text:style-name="T21">.</text:span></text:p>
      <text:p text:style-name="P12"><text:span text:style-name="T12">def </text:span>find(target,func):</text:p>
      <text:p text:style-name="P13"><text:s text:c="4"/><text:span text:style-name="T14">for </text:span><text:span text:style-name="T3">item </text:span><text:span text:style-name="T14">in </text:span><text:span text:style-name="T3">target:</text:span></text:p>
      <text:p text:style-name="P13"><text:s text:c="8"/><text:span text:style-name="T21"># if item &gt; 10:</text:span></text:p>
      <text:p text:style-name="P15"><text:s text:c="8"/><text:span text:style-name="T4"># if condition03(item):</text:span></text:p>
      <text:p text:style-name="P13"><text:span text:style-name="T20"><text:s text:c="8"/></text:span><text:span text:style-name="T14">if </text:span><text:span text:style-name="T3">func(item):</text:span></text:p>
      <text:p text:style-name="P13"><text:s text:c="12"/><text:span text:style-name="T14">yield </text:span><text:span text:style-name="T3">item</text:span></text:p>
      <text:p text:style-name="P13"><text:span text:style-name="T21"># "</text:span><text:span text:style-name="T22">多态</text:span><text:span text:style-name="T21">":</text:span><text:span text:style-name="T22">执行变化</text:span></text:p>
      <text:p text:style-name="P12"><text:span text:style-name="T12">for </text:span>item <text:span text:style-name="T12">in </text:span>find(list01,condition03):</text:p>
      <text:p text:style-name="P19"><text:s text:c="4"/><text:span text:style-name="T13">print</text:span><text:span text:style-name="T3">(item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" style:display-name="ListLabel 2" style:family="text">
      <style:text-properties fo:font-size="12pt" style:font-size-asian="10.5pt"/>
    </style:style>
    <style:style style:name="ListLabel_20_3" style:display-name="ListLabel 3" style:family="text">
      <style:text-properties fo:font-size="12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0:02:45.612167003</meta:creation-date>
    <dc:date>2019-07-18T20:10:26.626655016</dc:date>
    <meta:editing-duration>PT7M41S</meta:editing-duration>
    <meta:editing-cycles>1</meta:editing-cycles>
    <meta:document-statistic meta:table-count="0" meta:image-count="0" meta:object-count="0" meta:page-count="8" meta:paragraph-count="268" meta:word-count="1846" meta:character-count="5115" meta:non-whitespace-character-count="3766"/>
    <meta:generator>LibreOffice/6.0.7.3$Linux_X86_64 LibreOffice_project/00m0$Build-3</meta:generator>
  </office:meta>
</office:document-meta>
</file>